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7">
      <style:graphic-properties draw:fill-color="#ffffff" draw:auto-grow-height="true" fo:min-height="6.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889cm" fo:margin-right="0cm" fo:text-align="start" text:enable-numbering="false" fo:text-indent="-0.635cm"/>
    </style:style>
    <style:style style:name="P5" style:family="paragraph">
      <style:paragraph-properties fo:margin-left="0.508cm" fo:margin-right="0cm" fo:text-align="start" text:enable-numbering="true" fo:text-indent="-0.508cm"/>
    </style:style>
    <style:style style:name="P6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0cm" fo:margin-right="0cm" fo:text-align="start" text:enable-numbering="true" fo:text-indent="0cm"/>
      <style:text-properties fo:font-size="18pt" fo:font-style="italic" fo:font-weight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3.6cm" fo:margin-right="0cm" text:enable-numbering="true" fo:text-indent="-0.6cm"/>
    </style:style>
    <style:style style:name="P16" style:family="paragraph">
      <style:paragraph-properties fo:margin-left="3.6cm" fo:margin-right="0cm" text:enable-numbering="true" fo:text-indent="-0.6cm"/>
      <style:text-properties fo:color="#ffff00"/>
    </style:style>
    <style:style style:name="P17" style:family="paragraph">
      <style:paragraph-properties fo:margin-left="6cm" fo:margin-right="0cm" text:enable-numbering="false" fo:text-indent="-0.6cm"/>
    </style:style>
    <style:style style:name="P18" style:family="paragraph">
      <style:paragraph-properties fo:margin-left="7.2cm" fo:margin-right="0cm" text:enable-numbering="false" fo:text-indent="-0.6cm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1.2cm" fo:margin-right="0cm" text:enable-numbering="true" fo:text-indent="-0.9cm"/>
    </style:style>
    <style:style style:name="P21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font-size="24pt"/>
    </style:style>
    <style:style style:name="T7" style:family="text">
      <style:text-properties fo:color="#ccccff"/>
    </style:style>
    <style:style style:name="T8" style:family="text">
      <style:text-properties fo:color="#23ff23"/>
    </style:style>
    <style:style style:name="T9" style:family="text">
      <style:text-properties fo:color="#ffff00"/>
    </style:style>
    <style:style style:name="T10" style:family="text">
      <style:text-properties fo:color="#ffffff"/>
    </style:style>
    <style:style style:name="T11" style:family="text">
      <style:text-properties fo:color="#23ff23" fo:font-size="20pt" fo:font-style="italic" fo:font-weight="bold"/>
    </style:style>
    <style:style style:name="T12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3" style:family="text">
      <style:text-properties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4" style:family="text">
      <style:text-properties fo:color="#ffff00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5" style:family="text">
      <style:text-properties fo:color="#ccccff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6" style:family="text">
      <style:text-properties fo:color="#ff0000"/>
    </style:style>
    <style:style style:name="T17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7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7.6-7.13</presentation:footer-decl>
      <presentation:footer-decl presentation:name="ftr2">CMPTxxxx</presentation:footer-decl>
      <presentation:date-time-decl presentation:name="dtd1" presentation:source="fixed">20 Oct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7.6: Applications: Cæsar cipher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21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7cm" svg:height="0.971cm" svg:x="17.13cm" svg:y="19.29cm">
          <draw:text-box>
            <text:p text:style-name="P1"><text:span text:style-name="T3">http://cmpt14x.seanho.com/</text:span></text:p>
          </draw:text-box>
        </draw:frame>
        <draw:rect draw:style-name="gr2" draw:text-style-name="P6" draw:layer="layout" svg:width="7.62cm" svg:height="4.445cm" svg:x="19.685cm" svg:y="11.43cm">
          <text:list text:style-name="L3">
            <text:list-item>
              <text:p text:style-name="P4"><text:span text:style-name="T4">Reminders:</text:span></text:p>
            </text:list-item>
          </text:list>
          <text:list text:style-name="L3" text:continue-numbering="true">
            <text:list-item>
              <text:p text:style-name="P4"><text:span text:style-name="T5"/></text:p>
            </text:list-item>
          </text:list>
          <text:list text:style-name="L4">
            <text:list-item>
              <text:p text:style-name="P5"><text:span text:style-name="T5">journals</text:span><text:span text:style-name="T4"> in folder</text:span></text:p>
            </text:list-item>
          </text:list>
          <text:list text:style-name="L4">
            <text:list-item>
              <text:p text:style-name="P5"><text:span text:style-name="T5">Hw</text:span><text:span text:style-name="T4"> (ch6 #28) due</text:span></text:p>
            </text:list-item>
          </text:list>
          <text:list text:style-name="L4">
            <text:list-item>
              <text:p text:style-name="P5"><text:span text:style-name="T5">Quiz</text:span><text:span text:style-name="T4"> ch7 today</text:span></text:p>
            </text:list-item>
          </text:list>
        </draw:rect>
        <draw:rect draw:style-name="gr3" draw:text-style-name="P8" draw:layer="layout" svg:width="3.177cm" svg:height="1.27cm" svg:x="24.13cm" svg:y="7.99cm">
          <text:list text:style-name="L5">
            <text:list-item>
              <text:p text:style-name="P7"><text:span text:style-name="T4">devo</text:span></text:p>
            </text:list-item>
          </text:list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 ch7 <text:span text:style-name="T6">(2 questions, 20 marks, 10 minutes)</text:span></text:p>
          </draw:text-box>
        </draw:frame>
        <draw:frame presentation:style-name="pr5" draw:text-style-name="P12" draw:layer="layout" svg:width="25.199cm" svg:height="14.905cm" svg:x="1.4cm" svg:y="4.507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VAR</text:span> <text:span text:style-name="T8">str1</text:span>, <text:span text:style-name="T8">str2</text:span>, <text:span text:style-name="T8">str3</text:span>: <text:span text:style-name="T7">ARRAY</text:span> [10..20] <text:span text:style-name="T7">OF</text:span> <text:span text:style-name="T7">CHAR</text:span>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BEGIN </text:span><text:span text:style-name="T8">str1</text:span> := “Fuji”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str2</text:span> := “Braeburn”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str3</text:span> := “Golden Delicious”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2"><text:span text:style-name="T9">Evaluate</text:span> each expression, or describe the error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10">“</text:span><text:span text:style-name="T10">Fuji” + “Braeburn”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8">str1</text:span> + <text:span text:style-name="T8">str2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LENGTH</text:span> (<text:span text:style-name="T8">str3</text:span>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Compare</text:span> (<text:span text:style-name="T8">str2</text:span>, <text:span text:style-name="T8">str3</text:span>)<text:tab/><text:tab/><text:tab/><text:span text:style-name="T11">(* less/greater/equal *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Compare</text:span> (<text:span text:style-name="T8">str2</text:span>, “BRAEBURN”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2"><text:span text:style-name="T9">Write</text:span> a <text:span text:style-name="T7">Length</text:span> function for strings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PROCEDURE Length (s: ARRAY OF CHAR) : CARDINAL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7 answers: #1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7">
              <text:list-item>
                <text:p text:style-name="P10"><text:span text:style-name="T7">VAR</text:span> <text:span text:style-name="T8">str1</text:span>, <text:span text:style-name="T8">str2</text:span>, <text:span text:style-name="T8">str3</text:span>: <text:span text:style-name="T7">ARRAY</text:span> [10..20] <text:span text:style-name="T7">OF</text:span> <text:span text:style-name="T7">CHAR</text:span>;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BEGIN </text:span><text:span text:style-name="T8">str1</text:span> := “Fuji”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str2</text:span> := “Braeburn”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str3</text:span> := “Golden Delicious”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2"><text:span text:style-name="T9">Evaluate</text:span> each expression (10)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10">“</text:span><text:span text:style-name="T10">Fuji” + “Braeburn”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8">str1</text:span> + <text:span text:style-name="T8">str2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LENGTH</text:span> (<text:span text:style-name="T8">str3</text:span>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Compare</text:span> (<text:span text:style-name="T8">str2</text:span>, <text:span text:style-name="T8">str3</text:span>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Compare</text:span> (<text:span text:style-name="T8">str2</text:span>, “BRAEBURN”);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6" draw:id="id1" draw:layer="layout" svg:width="10.725cm" svg:height="6.35cm" svg:x="15.875cm" svg:y="10.895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p text:id="id2" text:style-name="P15"><text:span text:style-name="T9">“</text:span><text:span text:style-name="T9">FujiBraeburn”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3" text:style-name="P15"><text:span text:style-name="T9">Can't concat var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4" text:style-name="P15"><text:span text:style-name="T9">11(not 16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5" text:style-name="P15"><text:span text:style-name="T9">les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6" text:style-name="P15"><text:span text:style-name="T9">great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1" anim:sub-item="background" smil:attributeName="visibility" smil:to="visible"/>
                  <anim:transitionFilter smil:dur="0.5s" smil:targetElement="id1" anim:sub-item="background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3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7 answers: #2</text:p>
          </draw:text-box>
        </draw:frame>
        <draw:frame presentation:style-name="pr5" draw:text-style-name="P12" draw:id="id7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id="id8" text:style-name="P12"><text:span text:style-name="T10">Write</text:span> a <text:span text:style-name="T9">Length</text:span> function for strings (10)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9" text:style-name="P10"><text:span text:style-name="T7">PROCEDURE </text:span><text:span text:style-name="T9">Length</text:span><text:span text:style-name="T7"> (</text:span><text:span text:style-name="T8">s</text:span><text:span text:style-name="T7">: ARRAY OF CHAR) : CARDINAL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10" text:style-name="P10"><text:span text:style-name="T7">VAR </text:span><text:span text:style-name="T8">len</text:span><text:span text:style-name="T7"> : CARDINAL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11" text:style-name="P10"><text:span text:style-name="T7">BEGI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" text:style-name="P11"><text:span text:style-name="T8">len</text:span><text:span text:style-name="T7"> := 0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" text:style-name="P11"><text:span text:style-name="T7">WHILE (</text:span><text:span text:style-name="T8">len</text:span><text:span text:style-name="T7"> &lt;= HIGH (</text:span><text:span text:style-name="T8">s</text:span><text:span text:style-name="T7">)) AND (</text:span><text:span text:style-name="T8">s</text:span><text:span text:style-name="T7">[</text:span><text:span text:style-name="T8">len</text:span><text:span text:style-name="T7">] &lt;&gt; </text:span><text:span text:style-name="T8">“”</text:span><text:span text:style-name="T7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id="id14" text:style-name="P17"><text:span text:style-name="T7">D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id="id15" text:style-name="P18"><text:span text:style-name="T7">INC (</text:span><text:span text:style-name="T8">len</text:span><text:span text:style-name="T7">)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id="id16" text:style-name="P17"><text:span text:style-name="T7">END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" text:style-name="P11"><text:span text:style-name="T7">RETURN </text:span><text:span text:style-name="T8">len</text:span><text:span text:style-name="T7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18" text:style-name="P10"><text:span text:style-name="T7">END </text:span><text:span text:style-name="T9">Length</text:span><text:span text:style-name="T7">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background" smil:attributeName="visibility" smil:to="visible"/>
                  <anim:transitionFilter smil:dur="0.5s" smil:targetElement="id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4" presentation:class="page"/>
          <draw:frame presentation:style-name="pr6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/ what's on (7.6-7.13)</text:p>
          </draw:text-box>
        </draw:frame>
        <draw:frame presentation:style-name="pr5" draw:text-style-name="P12" draw:layer="layout" svg:width="25.199cm" svg:height="14.267cm" svg:x="1.4cm" svg:y="4.507cm" presentation:class="outline">
          <draw:text-box>
            <text:list text:style-name="L6">
              <text:list-item>
                <text:p text:style-name="P12">Application: <text:span text:style-name="T9">pseudo-random</text:span> number generator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9">Persistent</text:span> variable (seed) internal to library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9">Initialization</text:span> in body of implementation file</text:p>
                  </text:list-item>
                </text:list>
              </text:list-item>
            </text:list>
            <text:list text:style-name="L6">
              <text:list-item>
                <text:p text:style-name="P12">Application: substitution <text:span text:style-name="T9">cipher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9">Designing</text:span> public interface (DEF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Using private <text:span text:style-name="T9">helper</text:span> functions</text:p>
                  </text:list-item>
                </text:list>
              </text:list-item>
            </text:list>
            <text:list text:style-name="L6">
              <text:list-item>
                <text:p text:style-name="P12">Application: <text:span text:style-name="T9">fractions</text:span> <text:span text:style-name="T7">(time permitting)</text:span></text:p>
              </text:list-item>
            </text:list>
            <text:list text:style-name="L6">
              <text:list-item>
                <text:list>
                  <text:list-item>
                    <text:p text:style-name="P19">Designing an <text:span text:style-name="T9">ADT</text:span> as a librar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5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DEF: pseudo-random num library</text:p>
          </draw:text-box>
        </draw:frame>
        <draw:frame presentation:style-name="pr5" draw:text-style-name="P20" draw:layer="layout" svg:width="25.199cm" svg:height="14.369cm" svg:x="1.4cm" svg:y="4.507cm" presentation:class="outline" presentation:user-transformed="true">
          <draw:text-box>
            <text:list text:style-name="L6">
              <text:list-item>
                <text:p text:style-name="P20">We only need <text:span text:style-name="T7">Random</text:span>() as a public procedure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DEFINITION MODULE </text:span><text:span text:style-name="T8">PseudoRandom</text:span><text:span text:style-name="T7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PROCEDURE </text:span><text:span text:style-name="T9">Random</text:span><text:span text:style-name="T7"> () : LONGREAL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(* returns a random number between 0 and 1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PROCEDURE</text:span><text:span text:style-name="T8"> </text:span><text:span text:style-name="T9">InitSeed</text:span><text:span text:style-name="T8"> </text:span><text:span text:style-name="T7">(x : LONGREAL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(* initialize the number generator seed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END </text:span><text:span text:style-name="T8">PseudoRandom</text:span><text:span text:style-name="T7">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0"><text:span text:style-name="T7">InitSeed</text:span><text:span text:style-name="T10"> provides a way for the user to manually set the seed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6" presentation:class="page"/>
          <draw:frame presentation:style-name="pr6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ryptography example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2">C<text:span text:style-name="T12">æ</text:span><text:span text:style-name="T13">sar </text:span><text:span text:style-name="T14">substitution cipher</text:span><text:span text:style-name="T13">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4">Key</text:span><text:span text:style-name="T13">: e.g., </text:span><text:span text:style-name="T15">QAZXSWEDCVFRTGBNHYUJMKIOL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14">Cleartext</text:span><text:span text:style-name="T13">: input text to encryp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14">Ciphertext</text:span><text:span text:style-name="T13">: output encrypted tex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13">Encoding: replace each </text:span><text:span text:style-name="T14">letter</text:span><text:span text:style-name="T13"> in source with corresponding letter from code ke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13">Decoding: same, using the decode key</text:span></text:p>
                  </text:list-item>
                </text:list>
              </text:list-item>
            </text:list>
            <text:list text:style-name="L6">
              <text:list-item>
                <text:p text:style-name="P12"><text:span text:style-name="T14">ROT13</text:span><text:span text:style-name="T13"> was an example of a substitution cipher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3">Key: </text:span><text:span text:style-name="T15">NOPQRSTUVWXYZABCDEFGHIJKL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7" presentation:class="page"/>
          <draw:frame presentation:style-name="pr6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rite a <text:span text:style-name="T7">Substitution</text:span> cipher library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2">What public interface do we want for the library?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DEFINITION MODULE Substitution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TYPE </text:span><text:span text:style-name="T8">CodeString</text:span><text:span text:style-name="T7"> = ARRAY [0..25] OF CHAR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PROCEDURE </text:span><text:span text:style-name="T9">Encode</text:span><text:span text:style-name="T7"> (</text:span><text:span text:style-name="T16">src</text:span><text:span text:style-name="T7">: ARRAY OF CHAR;</text:span><text:span text:style-name="T7"><text:line-break/></text:span><text:span text:style-name="T7">VAR </text:span><text:span text:style-name="T16">dst</text:span><text:span text:style-name="T7">: ARRAY OF CHAR; </text:span><text:span text:style-name="T16">key</text:span><text:span text:style-name="T7">: </text:span><text:span text:style-name="T8">CodeString</text:span><text:span text:style-name="T7">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PROCEDURE </text:span><text:span text:style-name="T9">Decode</text:span><text:span text:style-name="T7"> (src: ARRAY OF CHAR;</text:span><text:span text:style-name="T7"><text:line-break/></text:span><text:span text:style-name="T7">VAR </text:span><text:span text:style-name="T16">dst</text:span><text:span text:style-name="T7">: ARRAY OF CHAR; </text:span><text:span text:style-name="T16">key</text:span><text:span text:style-name="T7">: </text:span><text:span text:style-name="T8">CodeString</text:span><text:span text:style-name="T7">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END Substitu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8" presentation:class="page"/>
          <draw:frame presentation:style-name="pr6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mplementing <text:span text:style-name="T7">Substitution</text:span>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2">In the implementation it is handy to have some helper functions for <text:span text:style-name="T9">internal</text:span> use: these will not be exported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9">IsLetter</text:span> <text:span text:style-name="T7">(ch: CHAR) : BOOLEAN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(* check if it's a letter or some other character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9">AlphaPos</text:span><text:span text:style-name="T7"> (ch: CHAR) : CARDINAL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(* index of a letter in the range 0..25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9">DecodeKey</text:span> <text:span text:style-name="T7">(enckey: CodeString; deckey: CodeString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(* create a decode key from an encoding key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2">How to implement these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9" presentation:class="page"/>
          <draw:frame presentation:style-name="pr6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2"><text:span text:style-name="T17">Lab</text:span><text:span text:style-name="T1"> #6 next week: 7.14 #(22 / 32 / 37)</text:span></text:p>
              </text:list-item>
            </text:list>
            <text:list text:style-name="L6">
              <text:list-item>
                <text:p text:style-name="P12"><text:span text:style-name="T1">140 </text:span><text:span text:style-name="T17">Final</text:span><text:span text:style-name="T1"> next week W-Th (two parts)</text:span></text:p>
              </text:list-item>
            </text:list>
            <text:list text:style-name="L6">
              <text:list-item>
                <text:p text:style-name="P12"><text:span text:style-name="T1">Review in-class next M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0" presentation:class="page"/>
          <draw:frame presentation:style-name="pr6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02cm" svg:stroke-color="#ffff00" draw:marker-start-width="0.457cm" draw:marker-start-center="false" draw:marker-end-width="0.457cm" draw:marker-end-center="false" draw:fill="none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CMPT14x Lecture</dc:title>
    <meta:initial-creator>Sean Ho</meta:initial-creator>
    <meta:creation-date>2005-08-16T14:05:12</meta:creation-date>
    <dc:creator>Sean Ho</dc:creator>
    <dc:date>2005-10-24T08:51:28</dc:date>
    <dc:language>en-US</dc:language>
    <meta:editing-cycles>364</meta:editing-cycles>
    <meta:editing-duration>P12DT19H20M30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